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1cm"/>
    </style:style>
    <style:style style:name="gr8" style:family="graphic" style:parent-style-name="standard">
      <style:graphic-properties draw:stroke="dash" draw:stroke-dash="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25cm" svg:height="0.5cm" svg:x="3.15cm" svg:y="3.6cm">
          <text:p text:style-name="P1"><text:span text:style-name="T1">baseStack1</text:span></text:p>
        </draw:rect>
        <draw:rect draw:style-name="gr1" draw:text-style-name="P2" draw:layer="layout" svg:width="4.25cm" svg:height="0.5cm" svg:x="3.15cm" svg:y="1.1cm">
          <text:p text:style-name="P1"><text:span text:style-name="T1">heapOffset</text:span></text:p>
        </draw:rect>
        <draw:rect draw:style-name="gr1" draw:text-style-name="P2" draw:layer="layout" svg:width="4.25cm" svg:height="0.5cm" svg:x="3.15cm" svg:y="3.1cm">
          <text:p text:style-name="P1"><text:span text:style-name="T1">nofStacks</text:span></text:p>
        </draw:rect>
        <draw:rect draw:style-name="gr1" draw:text-style-name="P2" draw:layer="layout" svg:width="4.25cm" svg:height="0.505cm" svg:x="3.15cm" svg:y="4.1cm">
          <text:p text:style-name="P1"><text:span text:style-name="T1">sizeStack1</text:span></text:p>
        </draw:rect>
        <draw:rect draw:style-name="gr1" draw:text-style-name="P2" draw:layer="layout" svg:width="4.25cm" svg:height="0.5cm" svg:x="3.15cm" svg:y="0.6cm">
          <text:p text:style-name="P1"><text:span text:style-name="T1">stackOffset</text:span></text:p>
        </draw:rect>
        <draw:rect draw:style-name="gr1" draw:text-style-name="P2" draw:layer="layout" svg:width="4.25cm" svg:height="0.5cm" svg:x="3.15cm" svg:y="0.1cm">
          <text:p text:style-name="P1"><text:span text:style-name="T1">classConstOffset</text:span></text:p>
        </draw:rect>
        <draw:rect draw:style-name="gr2" draw:text-style-name="P2" draw:layer="layout" svg:width="4.25cm" svg:height="1.5cm" svg:x="3.15cm" svg:y="5.6cm">
          <text:p/>
        </draw:rect>
        <draw:rect draw:style-name="gr1" draw:text-style-name="P2" draw:layer="layout" svg:width="4.25cm" svg:height="0.5cm" svg:x="3.15cm" svg:y="4.6cm">
          <text:p text:style-name="P1"><text:span text:style-name="T1">baseStack2</text:span></text:p>
        </draw:rect>
        <draw:frame draw:style-name="gr3" draw:text-style-name="P3" draw:layer="layout" svg:width="5.679cm" svg:height="0.64cm" svg:x="7.85cm" svg:y="0.1cm">
          <draw:text-box>
            <text:p><text:span text:style-name="T2">Offset to start of class references</text:span></text:p>
          </draw:text-box>
        </draw:frame>
        <draw:frame draw:style-name="gr3" draw:text-style-name="P3" draw:layer="layout" svg:width="5.73cm" svg:height="0.64cm" svg:x="7.85cm" svg:y="1.066cm">
          <draw:text-box>
            <text:p><text:span text:style-name="T2">Offset to start of heap information</text:span></text:p>
          </draw:text-box>
        </draw:frame>
        <draw:frame draw:style-name="gr3" draw:text-style-name="P3" draw:layer="layout" svg:width="5.781cm" svg:height="0.64cm" svg:x="7.85cm" svg:y="0.6cm">
          <draw:text-box>
            <text:p><text:span text:style-name="T2">Offset to start of stack information</text:span></text:p>
          </draw:text-box>
        </draw:frame>
        <draw:frame draw:style-name="gr4" draw:text-style-name="P3" draw:layer="layout" svg:width="3.28cm" svg:height="0.64cm" svg:x="7.9cm" svg:y="3.1cm">
          <draw:text-box>
            <text:p><text:span text:style-name="T2">Nof stacks</text:span></text:p>
          </draw:text-box>
        </draw:frame>
        <draw:rect draw:style-name="gr1" draw:text-style-name="P2" draw:layer="layout" svg:width="4.25cm" svg:height="0.5cm" svg:x="3.15cm" svg:y="5.1cm">
          <text:p text:style-name="P1"><text:span text:style-name="T1">sizeStack2</text:span></text:p>
        </draw:rect>
        <draw:frame draw:style-name="gr3" draw:text-style-name="P3" draw:layer="layout" svg:width="7.199cm" svg:height="0.64cm" svg:x="7.9cm" svg:y="11.6cm">
          <draw:text-box>
            <text:p><text:span text:style-name="T2">References to constant block of each class</text:span></text:p>
          </draw:text-box>
        </draw:frame>
        <draw:frame draw:style-name="gr5" draw:text-style-name="P5" draw:layer="layout" svg:width="3.25cm" svg:height="0.569cm" svg:x="-0.1cm" svg:y="0.6cm">
          <draw:text-box>
            <text:p text:style-name="P4"><text:span text:style-name="T3">stStackOffset</text:span></text:p>
          </draw:text-box>
        </draw:frame>
        <draw:frame draw:style-name="gr5" draw:text-style-name="P5" draw:layer="layout" svg:width="3.25cm" svg:height="0.569cm" svg:x="-0.1cm" svg:y="1.1cm">
          <draw:text-box>
            <text:p text:style-name="P4"><text:span text:style-name="T3">stHeapOffset</text:span></text:p>
          </draw:text-box>
        </draw:frame>
        <draw:frame draw:style-name="gr6" draw:text-style-name="P5" draw:layer="layout" svg:width="3.335cm" svg:height="0.569cm" svg:x="-0.1cm" svg:y="1.6cm">
          <draw:text-box>
            <text:p text:style-name="P4"><text:span text:style-name="T3">stKernelClinitAddr</text:span></text:p>
          </draw:text-box>
        </draw:frame>
        <draw:frame draw:style-name="gr5" draw:text-style-name="P5" draw:layer="layout" svg:width="3.25cm" svg:height="0.569cm" svg:x="-0.1cm" svg:y="7.1cm">
          <draw:text-box>
            <text:p text:style-name="P4"><text:span text:style-name="T3">heapOffset</text:span></text:p>
          </draw:text-box>
        </draw:frame>
        <draw:frame draw:style-name="gr7" draw:text-style-name="P5" draw:layer="layout" svg:width="3.291cm" svg:height="0.569cm" svg:x="-0.1cm" svg:y="11.1cm">
          <draw:text-box>
            <text:p text:style-name="P4"><text:span text:style-name="T3">classConstOffset</text:span></text:p>
          </draw:text-box>
        </draw:frame>
        <draw:line draw:style-name="gr8" draw:text-style-name="P6" draw:layer="layout" svg:x1="5.3cm" svg:y1="5.85cm" svg:x2="5.3cm" svg:y2="6.85cm">
          <text:p/>
        </draw:line>
        <draw:frame draw:style-name="gr3" draw:text-style-name="P3" draw:layer="layout" svg:width="4.206cm" svg:height="0.64cm" svg:x="7.9cm" svg:y="3.6cm">
          <draw:text-box>
            <text:p><text:span text:style-name="T2">Start address of stack 1</text:span></text:p>
          </draw:text-box>
        </draw:frame>
        <draw:frame draw:style-name="gr3" draw:text-style-name="P3" draw:layer="layout" svg:width="2.788cm" svg:height="0.64cm" svg:x="7.9cm" svg:y="4.1cm">
          <draw:text-box>
            <text:p><text:span text:style-name="T2">Size of stack 1</text:span></text:p>
          </draw:text-box>
        </draw:frame>
        <draw:rect draw:style-name="gr1" draw:text-style-name="P2" draw:layer="layout" svg:width="4.25cm" svg:height="0.5cm" svg:x="3.15cm" svg:y="7.6cm">
          <text:p text:style-name="P1"><text:span text:style-name="T1">baseHeap1</text:span></text:p>
        </draw:rect>
        <draw:rect draw:style-name="gr1" draw:text-style-name="P2" draw:layer="layout" svg:width="4.25cm" svg:height="0.5cm" svg:x="3.15cm" svg:y="7.1cm">
          <text:p text:style-name="P1"><text:span text:style-name="T1">nofHeaps</text:span></text:p>
        </draw:rect>
        <draw:rect draw:style-name="gr1" draw:text-style-name="P2" draw:layer="layout" svg:width="4.25cm" svg:height="0.505cm" svg:x="3.15cm" svg:y="8.1cm">
          <text:p text:style-name="P1"><text:span text:style-name="T1">sizeHeap1</text:span></text:p>
        </draw:rect>
        <draw:rect draw:style-name="gr2" draw:text-style-name="P2" draw:layer="layout" svg:width="4.25cm" svg:height="1.5cm" svg:x="3.15cm" svg:y="9.6cm">
          <text:p/>
        </draw:rect>
        <draw:rect draw:style-name="gr1" draw:text-style-name="P2" draw:layer="layout" svg:width="4.25cm" svg:height="0.5cm" svg:x="3.15cm" svg:y="8.6cm">
          <text:p text:style-name="P1"><text:span text:style-name="T1">baseHeap2</text:span></text:p>
        </draw:rect>
        <draw:frame draw:style-name="gr4" draw:text-style-name="P3" draw:layer="layout" svg:width="3.28cm" svg:height="0.64cm" svg:x="7.9cm" svg:y="7.1cm">
          <draw:text-box>
            <text:p><text:span text:style-name="T2">Nof heaps</text:span></text:p>
          </draw:text-box>
        </draw:frame>
        <draw:rect draw:style-name="gr1" draw:text-style-name="P2" draw:layer="layout" svg:width="4.25cm" svg:height="0.5cm" svg:x="3.15cm" svg:y="9.1cm">
          <text:p text:style-name="P1"><text:span text:style-name="T1">sizeHeap2</text:span></text:p>
        </draw:rect>
        <draw:line draw:style-name="gr8" draw:text-style-name="P6" draw:layer="layout" svg:x1="5.3cm" svg:y1="9.85cm" svg:x2="5.3cm" svg:y2="10.85cm">
          <text:p/>
        </draw:line>
        <draw:frame draw:style-name="gr3" draw:text-style-name="P3" draw:layer="layout" svg:width="4.155cm" svg:height="0.64cm" svg:x="7.9cm" svg:y="7.6cm">
          <draw:text-box>
            <text:p><text:span text:style-name="T2">Start address of heap 1</text:span></text:p>
          </draw:text-box>
        </draw:frame>
        <draw:frame draw:style-name="gr3" draw:text-style-name="P3" draw:layer="layout" svg:width="2.737cm" svg:height="0.64cm" svg:x="7.9cm" svg:y="8.1cm">
          <draw:text-box>
            <text:p><text:span text:style-name="T2">Size of heap 1</text:span></text:p>
          </draw:text-box>
        </draw:frame>
        <draw:rect draw:style-name="gr2" draw:text-style-name="P2" draw:layer="layout" svg:width="4.25cm" svg:height="1.5cm" svg:x="3.15cm" svg:y="12.6cm">
          <text:p/>
        </draw:rect>
        <draw:rect draw:style-name="gr1" draw:text-style-name="P2" draw:layer="layout" svg:width="4.25cm" svg:height="0.5cm" svg:x="3.15cm" svg:y="11.6cm">
          <text:p text:style-name="P1"><text:span text:style-name="T1">constBlkBaseClass1</text:span></text:p>
        </draw:rect>
        <draw:rect draw:style-name="gr1" draw:text-style-name="P2" draw:layer="layout" svg:width="4.25cm" svg:height="0.5cm" svg:x="3.15cm" svg:y="12.1cm">
          <text:p text:style-name="P1"><text:span text:style-name="T1">constBlkBaseClass2</text:span></text:p>
        </draw:rect>
        <draw:line draw:style-name="gr8" draw:text-style-name="P6" draw:layer="layout" svg:x1="5.3cm" svg:y1="12.85cm" svg:x2="5.3cm" svg:y2="13.85cm">
          <text:p/>
        </draw:line>
        <draw:rect draw:style-name="gr1" draw:text-style-name="P2" draw:layer="layout" svg:width="4.25cm" svg:height="0.5cm" svg:x="3.15cm" svg:y="11.1cm">
          <text:p text:style-name="P1"><text:span text:style-name="T1">nofClasses</text:span></text:p>
        </draw:rect>
        <draw:frame draw:style-name="gr3" draw:text-style-name="P3" draw:layer="layout" svg:width="2.327cm" svg:height="0.64cm" svg:x="7.9cm" svg:y="11.1cm">
          <draw:text-box>
            <text:p><text:span text:style-name="T2">Nof classes</text:span></text:p>
          </draw:text-box>
        </draw:frame>
        <draw:rect draw:style-name="gr1" draw:text-style-name="P2" draw:layer="layout" svg:width="4.25cm" svg:height="0.5cm" svg:x="3.15cm" svg:y="14.1cm">
          <text:p text:style-name="P1"><text:span text:style-name="T1">0</text:span></text:p>
        </draw:rect>
        <draw:rect draw:style-name="gr1" draw:text-style-name="P2" draw:layer="layout" svg:width="4.25cm" svg:height="0.5cm" svg:x="3.15cm" svg:y="1.6cm">
          <text:p text:style-name="P1"><text:span text:style-name="T1">kernelClinitAddr</text:span></text:p>
        </draw:rect>
        <draw:frame draw:style-name="gr3" draw:text-style-name="P3" draw:layer="layout" svg:width="6.966cm" svg:height="0.64cm" svg:x="7.875cm" svg:y="1.5cm">
          <draw:text-box>
            <text:p><text:span text:style-name="T2">Address of class conctructor of the kernel</text:span></text:p>
          </draw:text-box>
        </draw:frame>
        <draw:rect draw:style-name="gr1" draw:text-style-name="P2" draw:layer="layout" svg:width="4.25cm" svg:height="0.5cm" svg:x="3.149cm" svg:y="2.099cm">
          <text:p text:style-name="P1"><text:span text:style-name="T1">resetOffset</text:span></text:p>
        </draw:rect>
        <draw:rect draw:style-name="gr1" draw:text-style-name="P2" draw:layer="layout" svg:width="4.25cm" svg:height="0.5cm" svg:x="3.148cm" svg:y="2.598cm">
          <text:p text:style-name="P1"><text:span text:style-name="T1">sizeToCopy</text:span></text:p>
        </draw:rect>
        <draw:frame draw:style-name="gr3" draw:text-style-name="P3" draw:layer="layout" svg:width="4.32cm" svg:height="0.64cm" svg:x="7.875cm" svg:y="2cm">
          <draw:text-box>
            <text:p><text:span text:style-name="T2">Offset of reset exception</text:span></text:p>
          </draw:text-box>
        </draw:frame>
        <draw:frame draw:style-name="gr3" draw:text-style-name="P3" draw:layer="layout" svg:width="6.293cm" svg:height="0.64cm" svg:x="7.875cm" svg:y="2.5cm">
          <draw:text-box>
            <text:p><text:span text:style-name="T2">Maximum size of code and constants</text:span></text:p>
          </draw:text-box>
        </draw:frame>
        <draw:frame draw:style-name="gr5" draw:text-style-name="P5" draw:layer="layout" svg:width="3.25cm" svg:height="0.569cm" svg:x="-0.1cm" svg:y="0.101cm">
          <draw:text-box>
            <text:p text:style-name="P4"><text:span text:style-name="T3">stClassConstOffset</text:span></text:p>
          </draw:text-box>
        </draw:frame>
        <draw:frame draw:style-name="gr5" draw:text-style-name="P5" draw:layer="layout" svg:width="3.25cm" svg:height="0.569cm" svg:x="-0.1cm" svg:y="3.101cm">
          <draw:text-box>
            <text:p text:style-name="P4"><text:span text:style-name="T3">stackOffset</text:span></text:p>
          </draw:text-box>
        </draw:frame>
        <draw:frame draw:style-name="gr5" draw:text-style-name="P5" draw:layer="layout" svg:width="3.25cm" svg:height="0.569cm" svg:x="-0.1cm" svg:y="2.102cm">
          <draw:text-box>
            <text:p text:style-name="P4"><text:span text:style-name="T3">stResetOff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103</meta:generator>
    <meta:initial-creator>Urs Graf</meta:initial-creator>
    <meta:creation-date>2010-04-12T08:44:15</meta:creation-date>
    <dc:creator>Urs Graf</dc:creator>
    <dc:date>2014-02-20T09:16:53.16</dc:date>
    <meta:printed-by>Urs Graf</meta:printed-by>
    <meta:print-date>2010-04-12T09:03:01</meta:print-date>
    <meta:editing-cycles>16</meta:editing-cycles>
    <meta:editing-duration>PT6H34M25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